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uda" svg:font-family="Garud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de_20_block">
      <style:text-properties officeooo:rsid="000b28ee" officeooo:paragraph-rsid="000b28ee"/>
    </style:style>
    <style:style style:name="P2" style:family="paragraph" style:parent-style-name="Code_20_block">
      <style:text-properties officeooo:rsid="000dd9a2" officeooo:paragraph-rsid="000dd9a2"/>
    </style:style>
    <style:style style:name="P3" style:family="paragraph" style:parent-style-name="Standard">
      <style:text-properties officeooo:rsid="00064e87" officeooo:paragraph-rsid="00064e87"/>
    </style:style>
    <style:style style:name="P4" style:family="paragraph" style:parent-style-name="Standard" style:list-style-name="L3">
      <style:text-properties officeooo:rsid="00064e87" officeooo:paragraph-rsid="00064e87"/>
    </style:style>
    <style:style style:name="P5" style:family="paragraph" style:parent-style-name="Standard" style:list-style-name="L3">
      <style:text-properties officeooo:rsid="00064e87" officeooo:paragraph-rsid="000722d0"/>
    </style:style>
    <style:style style:name="P6" style:family="paragraph" style:parent-style-name="Standard">
      <style:text-properties officeooo:rsid="00064e87" officeooo:paragraph-rsid="000cbfcf"/>
    </style:style>
    <style:style style:name="P7" style:family="paragraph" style:parent-style-name="Standard" style:list-style-name="L4">
      <style:text-properties officeooo:rsid="00064e87" officeooo:paragraph-rsid="000cbfcf"/>
    </style:style>
    <style:style style:name="P8" style:family="paragraph" style:parent-style-name="Standard" style:list-style-name="L4">
      <style:text-properties officeooo:rsid="00064e87" officeooo:paragraph-rsid="00064e87"/>
    </style:style>
    <style:style style:name="P9" style:family="paragraph" style:parent-style-name="Standard" style:list-style-name="L5">
      <style:text-properties officeooo:rsid="00064e87" officeooo:paragraph-rsid="00064e87"/>
    </style:style>
    <style:style style:name="P10" style:family="paragraph" style:parent-style-name="Standard" style:list-style-name="L6">
      <style:text-properties officeooo:rsid="00064e87" officeooo:paragraph-rsid="00064e87"/>
    </style:style>
    <style:style style:name="P11" style:family="paragraph" style:parent-style-name="Standard">
      <style:text-properties fo:font-weight="bold" officeooo:rsid="00064e87" officeooo:paragraph-rsid="00064e87" style:font-weight-asian="bold" style:font-weight-complex="bold"/>
    </style:style>
    <style:style style:name="P12" style:family="paragraph" style:parent-style-name="Standard" style:list-style-name="L2">
      <style:text-properties fo:font-weight="bold" officeooo:rsid="00064e87" officeooo:paragraph-rsid="00064e87" style:font-weight-asian="bold" style:font-weight-complex="bold"/>
    </style:style>
    <style:style style:name="P13" style:family="paragraph" style:parent-style-name="Standard" style:list-style-name="L3">
      <style:text-properties officeooo:rsid="000722d0" officeooo:paragraph-rsid="000722d0"/>
    </style:style>
    <style:style style:name="P14" style:family="paragraph" style:parent-style-name="Standard">
      <style:text-properties fo:font-style="italic" officeooo:rsid="000bd765" officeooo:paragraph-rsid="000bd765" style:font-style-asian="italic" style:font-style-complex="italic"/>
    </style:style>
    <style:style style:name="P15" style:family="paragraph" style:parent-style-name="Standard">
      <style:text-properties fo:font-style="italic" officeooo:rsid="000cbfcf" officeooo:paragraph-rsid="000cbfcf" style:font-style-asian="italic" style:font-style-complex="italic"/>
    </style:style>
    <style:style style:name="P16" style:family="paragraph" style:parent-style-name="Standard">
      <style:paragraph-properties fo:break-before="page"/>
      <style:text-properties officeooo:rsid="00064e87" officeooo:paragraph-rsid="00064e87"/>
    </style:style>
    <style:style style:name="P17" style:family="paragraph" style:parent-style-name="Table_20_Contents">
      <style:text-properties officeooo:rsid="000bd765" officeooo:paragraph-rsid="000bd765"/>
    </style:style>
    <style:style style:name="T1" style:family="text">
      <style:text-properties officeooo:rsid="00064e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bd765" style:font-weight-asian="bold" style:font-weight-complex="bold"/>
    </style:style>
    <style:style style:name="T4" style:family="text">
      <style:text-properties officeooo:rsid="000722d0"/>
    </style:style>
    <style:style style:name="T5" style:family="text">
      <style:text-properties officeooo:rsid="000bd7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เฉลย ADT</text:p>
      <text:p text:style-name="P3">1. กำหนดให้ char และ int มีขนาด 1 และ 4 byte ตามลำดับ และสมมติว่าไม่มีการจัดระเบียบข้อมูล</text:p>
      <text:p text:style-name="Code_20_block">typedef struct info {</text:p>
      <text:p text:style-name="Code_20_block"><text:s text:c="4"/>char name[20];</text:p>
      <text:p text:style-name="Code_20_block"><text:s text:c="4"/>int age;</text:p>
      <text:p text:style-name="Code_20_block">} info_type; // <text:span text:style-name="T1">24 bytes</text:span></text:p>
      <text:p text:style-name="Code_20_block"/>
      <text:p text:style-name="Code_20_block">typedef union data {</text:p>
      <text:p text:style-name="Code_20_block"><text:s text:c="4"/>int myInt;</text:p>
      <text:p text:style-name="Code_20_block"><text:s text:c="4"/>char myString[100];</text:p>
      <text:p text:style-name="Code_20_block">} data_type; // <text:span text:style-name="T1">100 bytes</text:span></text:p>
      <text:p text:style-name="Code_20_block"/>
      <text:p text:style-name="Code_20_block">typedef struct myStruct {</text:p>
      <text:p text:style-name="Code_20_block"><text:s text:c="4"/>info_type myInfo[15];</text:p>
      <text:p text:style-name="Code_20_block"><text:s text:c="4"/>data_type myData[20];</text:p>
      <text:p text:style-name="Code_20_block">} type_abc; // <text:span text:style-name="T1">24*15 + 100*20 = 2,360 bytes</text:span></text:p>
      <text:p text:style-name="Code_20_block"/>
      <text:p text:style-name="P1">type_abc *p = (type_abc*)calloc(sizeof(type_abc), 50);</text:p>
      <text:p text:style-name="P2">// มีการปรับแก้โจทย์บรรทัดประกาศ type_abc นิดหน่อย เพราะเชื่อว่าต้นฉบับน่าจะมาแบบนี้</text:p>
      <text:p text:style-name="P3">หากกำหนดให้ p[0] เริ่มต้นที่ตำแหน่ง 250 จงหาตำแหน่งใน memory ของสิ่งที่กำหนด</text:p>
      <text:p text:style-name="P3">1.1. p[13] -&gt; myInfo[2] -&gt; name</text:p>
      <text:p text:style-name="P3">1.2. p[21] -&gt; myData[12] -&gt; myString[18]</text:p>
      <text:p text:style-name="P11">Solution:<text:span text:style-name="T2"> สำหรับข้อนี้ ให้พิจารณาเนื้อที่ในหน่วยความจำดังนี้</text:span></text:p>
      <text:list xml:id="list8892909721220489254" text:style-name="L2">
        <text:list-item>
          <text:p text:style-name="P12"><text:span text:style-name="T2">info_type กินเนื้อที่เท่ากับ char name[20] + int age = 20 + 4 = 24 bytes</text:span></text:p>
        </text:list-item>
        <text:list-item>
          <text:p text:style-name="P12"><text:span text:style-name="T2">data_type กินพื้นที่เท่ากับ</text:span>ตัวมากสุด<text:span text:style-name="T2"> เพราะประกาศแบบ union ดังนั้นกินที่เท่า char myString[100] = 100 bytes</text:span></text:p>
        </text:list-item>
        <text:list-item>
          <text:p text:style-name="P12"><text:span text:style-name="T2">ดังนั้น type_abc จะกินเนื้อที่เท่ากับ info_type*15 + data_type*20 = 2,360 bytes</text:span></text:p>
        </text:list-item>
      </text:list>
      <text:p text:style-name="P3">หาก p[0] เริ่มที่ตำแหน่ง 250 (250 ฐาน 16 = 512 + 80 = 592)</text:p>
      <text:list xml:id="list2061949587322128697" text:style-name="L3">
        <text:list-item>
          <text:p text:style-name="P4">p[13] จะเริ่มที่ 592 + 13*(2,360) = 31,272 →<text:span text:style-name="T4"> แปลงเป็นฐาน 16 → 7A28</text:span></text:p>
          <text:list>
            <text:list-item>
              <text:p text:style-name="P4">myInfo[2] จะเริ่มที่ 31272 + 2*24 = <text:span text:style-name="T4">31,320 → แปลงเป็นฐาน 16 → 7A58</text:span></text:p>
              <text:list>
                <text:list-item>
                  <text:p text:style-name="P13">name จะอยู่หน้าสุด ก็คือ 7A58 เท่า myInfo[2]</text:p>
                </text:list-item>
              </text:list>
            </text:list-item>
          </text:list>
        </text:list-item>
        <text:list-item>
          <text:p text:style-name="P5">p[<text:span text:style-name="T4">21</text:span>] จะเริ่มที่ 592 + <text:span text:style-name="T4">21</text:span>*(2,360) = 31,272 →<text:span text:style-name="T4"> แปลงเป็นฐาน 16 → C3E8</text:span></text:p>
          <text:list>
            <text:list-item>
              <text:p text:style-name="P13">myData[12] อยู่หลัง myInfo ทั้ง 15 ตัว = 31,272 + (15*myInfo + 12*myData)<text:line-break/>= 31,272 + (15*24 + 12*100) = 32,832 → แปลงเป็นฐาน 16 → 8040</text:p>
              <text:list>
                <text:list-item>
                  <text:p text:style-name="P13">myString[18] ก็บวกไปอีก 18 ตัว เป็น 32,832+18<text:line-break/>= 32,850 → <text:s/>แปลงเป็นฐาน 16 → 8052</text:p>
                </text:list-item>
              </text:list>
            </text:list-item>
          </text:list>
        </text:list-item>
      </text:list>
      <text:p text:style-name="P16">2. จงเขียนโปรแกรม Tower of Hanoi โดยกำหนด function main ให้ดังนี้</text:p>
      <text:p text:style-name="Code_20_block">void Hanoi(int n, char From, char To, char Mid) {</text:p>
      <text:p text:style-name="Code_20_block"><text:s text:c="4"/>if(n&gt;0){</text:p>
      <text:p text:style-name="Code_20_block"><text:s text:c="8"/>Hanoi(n-1, From, Mid, To);</text:p>
      <text:p text:style-name="Code_20_block"><text:s text:c="8"/>printf("Moving from %c to %c", From, To);</text:p>
      <text:p text:style-name="Code_20_block"><text:s text:c="8"/>Hanoi(n-1, Mid, To, From);</text:p>
      <text:p text:style-name="Code_20_block"><text:s text:c="4"/>}</text:p>
      <text:p text:style-name="Code_20_block">}</text:p>
      <text:p text:style-name="P15"><text:a xlink:type="simple" xlink:href="https://github.com/srakrn/2017-sophomore-semester-1/blob/master/ADT/hanoi_tower.c" text:style-name="Internet_20_link" text:visited-style-name="Visited_20_Internet_20_Link">https://github.com/srakrn/2017-sophomore-semester-1/blob/master/ADT/hanoi_tower.c</text:a></text:p>
      <text:p text:style-name="P3"><text:span text:style-name="T3">Solution: </text:span>วิธีการทำของข้อนี้ หากต้องการจำเลย ให้จำว่าเราจะเรียกฟังก์ชั่น Hanoi() สองครั้ง เรียกก่อนแสดงผลหนึ่งครั้ง และหลังแสดงผล โดยพารามิเตอร์แต่ละตัว<text:span text:style-name="T5">จะสลับที่กัน</text:span>ดังนี้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7">ประกาศฟังก์ชั่น</text:p>
          </table:table-cell>
          <table:table-cell table:style-name="Table1.A1" office:value-type="string">
            <text:p text:style-name="P17">เสาต้นทาง (F)</text:p>
          </table:table-cell>
          <table:table-cell table:style-name="Table1.A1" office:value-type="string">
            <text:p text:style-name="P17">เสากลาง (A)</text:p>
          </table:table-cell>
          <table:table-cell table:style-name="Table1.D1" office:value-type="string">
            <text:p text:style-name="P17">เสาปลายทาง (T)</text:p>
          </table:table-cell>
        </table:table-row>
        <table:table-row>
          <table:table-cell table:style-name="Table1.A2" office:value-type="string">
            <text:p text:style-name="P17">เรียกก่อน print</text:p>
          </table:table-cell>
          <table:table-cell table:style-name="Table1.A2" office:value-type="string">
            <text:p text:style-name="P17">เสาต้นทาง (F)</text:p>
          </table:table-cell>
          <table:table-cell table:style-name="Table1.A2" office:value-type="string">
            <text:p text:style-name="P17">เสาปลายทาง (T)</text:p>
          </table:table-cell>
          <table:table-cell table:style-name="Table1.D2" office:value-type="string">
            <text:p text:style-name="P17">เสากลาง (A)</text:p>
          </table:table-cell>
        </table:table-row>
        <table:table-row>
          <table:table-cell table:style-name="Table1.A2" office:value-type="string">
            <text:p text:style-name="P17">เรียกหลัง print</text:p>
          </table:table-cell>
          <table:table-cell table:style-name="Table1.A2" office:value-type="string">
            <text:p text:style-name="P17">เสากลาง (A)</text:p>
          </table:table-cell>
          <table:table-cell table:style-name="Table1.A2" office:value-type="string">
            <text:p text:style-name="P17">เสาต้นทาง (F)</text:p>
          </table:table-cell>
          <table:table-cell table:style-name="Table1.D2" office:value-type="string">
            <text:p text:style-name="P17">เสาปลายทาง (T)</text:p>
          </table:table-cell>
        </table:table-row>
      </table:table>
      <text:p text:style-name="P14">วิธีจำของเรา: ขายมัน (FAT) ที่เขตการค้าเสรี (FTA) อาเซียน (AFT)</text:p>
      <text:p text:style-name="P14"/>
      <text:p text:style-name="P3">3.1 จงอธิบายการเรียก function และการส่งผ่าน parameter แบบ pass by value</text:p>
      <text:p text:style-name="P3"><text:span text:style-name="T3">Solution: </text:span>การเรียกฟังก์ชั่นโดยส่งพารามิเตอร์ผ่านค่า (pass by value) จะเป็นการส่งค่าของตัวแปรไปยังหน่อยความจำส่วนอื่น และค่าในฟังก์ชั่นและค่านอกฟังก์ชั่นจะเป็นคนละตัวแปรกัน</text:p>
      <text:p text:style-name="P3"/>
      <text:p text:style-name="P3">3.2 จงอธิบายการเรียก function และการส่งผ่าน parameter แบบ pass by reference</text:p>
      <text:p text:style-name="P3"><text:span text:style-name="T3">Solution: </text:span>การเรียกฟังก์ชั่นโดยส่งพารามิเตอร์ผ่านการอ้างอิง (pass by reference) จะเป็นการส่งตำแหน่งของหน่วยความจำไปเพื่อใช้อ้างอิงค่า ทำให้เมื่อเกิดการเปลี่ยนแปลงค่าในฟังก์ชั่น จะทำให้ค่านอกฟังก์ชั่นเปลี่ยนแปลงด้วยเพราะอยู่บนหน่วยความจำตำแหน่งเดียวกัน</text:p>
      <text:p text:style-name="P16">4. จงเขียน infix เป็น postfix และ prefix</text:p>
      <text:p text:style-name="P3">5. จงเขียน postfix เป็น infix</text:p>
      <text:p text:style-name="P3">6. จงเขียน prefix เป็น infix</text:p>
      <text:p text:style-name="P3"/>
      <text:p text:style-name="P6">9. จงสร้างโปรแกรมเพื่อตรวจสอบความถูกต้องของสตริง โดยมีรูปแบบดังนี้ wRxLyMz</text:p>
      <text:list xml:id="list9110731877390177933" text:style-name="L4">
        <text:list-item>
          <text:p text:style-name="P7">w,y เป็น String ที่ประกอบไปด้วย ตัวอักษร a,b,c หรือ d ความยาวเท่าไรก็ได้</text:p>
        </text:list-item>
        <text:list-item>
          <text:p text:style-name="P8">x,z เป็น String ที่เป็นส่วนกลับของ String w และ y ตามลำดับ</text:p>
        </text:list-item>
      </text:list>
      <text:p text:style-name="P3">กำหนด function ที่ต้องใช้คือ </text:p>
      <text:list xml:id="list4102527470857710638" text:style-name="L5">
        <text:list-item>
          <text:p text:style-name="P9">void push(char item) จะทำหน้าที่ดึง item เข้า stack</text:p>
        </text:list-item>
        <text:list-item>
          <text:p text:style-name="P9">void pop(char *item) จะทำหน้าที่ดึงข้อมูลใน stack มาเก็บในบริเวณที่ item ชี้ไว้ </text:p>
        </text:list-item>
        <text:list-item>
          <text:p text:style-name="P9">int stringDetect(char * string) ไว้ตรวจสอบความถูกต้องของ stringที่กำหนด</text:p>
        </text:list-item>
      </text:list>
      <text:p text:style-name="P3">โดยที่ </text:p>
      <text:list xml:id="list5947621737602072323" text:style-name="L6">
        <text:list-item>
          <text:p text:style-name="P10">return 0; เมื่อ String ถูกต้องตาม pattern ทั้งหมด</text:p>
        </text:list-item>
        <text:list-item>
          <text:p text:style-name="P10">return 1; เมื่อ String w ผิด</text:p>
        </text:list-item>
        <text:list-item>
          <text:p text:style-name="P10">return 2; เมื่อ String x ผิด</text:p>
        </text:list-item>
        <text:list-item>
          <text:p text:style-name="P10">return 3; เมื่อ String y ผิด</text:p>
        </text:list-item>
        <text:list-item>
          <text:p text:style-name="P10">return 4; เมื่อ String z ผิด</text:p>
        </text:list-item>
        <text:list-item>
          <text:p text:style-name="P10">return 5; เมื่อมีการผิดในลักษณะอื่น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uda" svg:font-family="Garud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uda" fo:font-size="12pt" fo:language="en" fo:country="US" style:letter-kerning="true" style:font-name-asian="Noto Sans CJK SC Regular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aruda" fo:font-family="Garuda" fo:font-size="14pt" style:font-name-asian="Noto Sans CJK SC Regular" style:font-family-asian="'Noto Sans CJK SC Regular'" style:font-family-generic-asian="system" style:font-pitch-asian="variable" style:font-size-asian="14pt" style:font-name-complex="Garuda" style:font-family-complex="Garud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aruda" fo:font-family="Garuda" style:font-size-asian="12pt" style:font-name-complex="Garuda" style:font-family-complex="Garud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uda" fo:font-family="Garuda"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uda" fo:font-family="Garuda" style:font-size-asian="12pt" style:font-name-complex="Garuda" style:font-family-complex="Garud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block" style:display-name="Code block" style:family="paragraph" style:parent-style-name="Preformatted_20_Text" style:master-page-name="">
      <style:paragraph-properties style:page-number="auto" fo:padding="0.0201in" fo:border="0.06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1:04:54.042642442</meta:creation-date>
    <dc:date>2017-09-06T12:36:04.152404835</dc:date>
    <meta:editing-duration>PT9M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3" meta:paragraph-count="74" meta:word-count="743" meta:character-count="3149" meta:non-whitespace-character-count="2740"/>
  </office:meta>
</office:document-meta>
</file>